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1518f4" officeooo:paragraph-rsid="001518f4" style:font-weight-asian="bold" style:font-weight-complex="bold"/>
    </style:style>
    <style:style style:name="P2" style:family="paragraph" style:parent-style-name="Standard">
      <style:text-properties style:font-name="DejaVu Sans" officeooo:rsid="001518f4" officeooo:paragraph-rsid="001518f4"/>
    </style:style>
    <style:style style:name="P3" style:family="paragraph" style:parent-style-name="Standard">
      <style:text-properties style:font-name="DejaVu Sans" officeooo:rsid="001518f4" officeooo:paragraph-rsid="001765c6"/>
    </style:style>
    <style:style style:name="P4" style:family="paragraph" style:parent-style-name="Standard">
      <style:text-properties style:font-name="DejaVu Sans" officeooo:rsid="00161e10" officeooo:paragraph-rsid="00161e10"/>
    </style:style>
    <style:style style:name="P5" style:family="paragraph" style:parent-style-name="Standard">
      <style:text-properties style:font-name="DejaVu Sans" officeooo:rsid="0016d485" officeooo:paragraph-rsid="001765c6"/>
    </style:style>
    <style:style style:name="P6" style:family="paragraph" style:parent-style-name="Standard">
      <style:text-properties style:font-name="DejaVu Sans" officeooo:rsid="0016d485" officeooo:paragraph-rsid="0016d485"/>
    </style:style>
    <style:style style:name="T1" style:family="text">
      <style:text-properties officeooo:rsid="0016d485"/>
    </style:style>
    <style:style style:name="T2" style:family="text">
      <style:text-properties officeooo:rsid="00176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P</text:p>
      <text:p text:style-name="P2"/>
      <text:p text:style-name="P2">Número de pacotes: 186</text:p>
      <text:p text:style-name="P3">Tempo de transferencia: <text:span text:style-name="T2">0.0008</text:span> segundos</text:p>
      <text:p text:style-name="P2">Procolos: Ethernet, IP e TCP</text:p>
      <text:p text:style-name="P2"/>
      <text:p text:style-name="P1">UDP</text:p>
      <text:p text:style-name="P2"/>
      <text:p text:style-name="P4">Número de pacotes: <text:span text:style-name="T1">205</text:span></text:p>
      <text:p text:style-name="P5">Tempo de transferencia: <text:span text:style-name="T2">0.0157</text:span> segundos</text:p>
      <text:p text:style-name="P6">Protolos: Ethernet, IP e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35:50.662292010</meta:creation-date>
    <dc:date>2018-07-03T09:52:57.046080611</dc:date>
    <meta:editing-duration>PT16M5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30" meta:character-count="184" meta:non-whitespace-character-count="162"/>
  </office:meta>
</office:document-meta>
</file>